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0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97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wrap-option="wrap" fo:border-left="none" fo:border-right="none" fo:border-top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n mA</text:p>
          </table:table-cell>
          <table:table-cell table:style-name="ce1" office:value-type="string" calcext:value-type="string">
            <text:p>Sleep mA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bee</text:p>
          </table:table-cell>
          <table:table-cell office:value-type="string" calcext:value-type="string">
            <text:p>XB24CAPIT-001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oil moisture</text:p>
          </table:table-cell>
          <table:table-cell office:value-type="string" calcext:value-type="string">
            <text:p>SEN0193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MP36GT9Z</text:p>
          </table:table-cell>
          <table:table-cell office:value-type="float" office:value="3.3" calcext:value-type="float">
            <text:p>3.3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ight Dependent Resistor + 2<text:span text:style-name="T1">nd</text:span> resistor</text:p>
          </table:table-cell>
          <table:table-cell office:value-type="string" calcext:value-type="string">
            <text:p>TEPT5700</text:p>
          </table:table-cell>
          <table:table-cell office:value-type="float" office:value="3.3" calcext:value-type="float">
            <text:p>3.3</text:p>
          </table:table-cell>
          <table:table-cell table:formula="of:=3.3/10" office:value-type="float" office:value="0.33" calcext:value-type="float">
            <text:p>0.33</text:p>
          </table:table-cell>
          <table:table-cell/>
          <table:table-cell office:value-type="string" calcext:value-type="string">
            <text:p>Using 10K resistor in seri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ttery voltage use ½ divider, ie twice same value</text:p>
          </table:table-cell>
          <table:table-cell office:value-type="string" calcext:value-type="string">
            <text:p>10K → 3.3/20K</text:p>
          </table:table-cell>
          <table:table-cell/>
          <table:table-cell table:formula="of:=3.3/20" office:value-type="float" office:value="0.165" calcext:value-type="float">
            <text:p>0.165</text:p>
          </table:table-cell>
          <table:table-cell/>
          <table:table-cell office:value-type="string" calcext:value-type="string">
            <text:p>Using same R twice, easier BOM but looses 10% range, which is 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V reg xbee</text:p>
          </table:table-cell>
          <table:table-cell table:style-name="ce4" office:value-type="string" calcext:value-type="string">
            <text:p>MCP1700-3302E/TO 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3.3V reg sensors</text:p>
          </table:table-cell>
          <table:table-cell table:style-name="ce4" office:value-type="string" calcext:value-type="string">
            <text:p>MCP1700-3302E/TO 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office:value-type="string" calcext:value-type="string">
            <text:p>Sensor switch</text:p>
          </table:table-cell>
          <table:table-cell office:value-type="string" calcext:value-type="string">
            <text:p>TN0702N3-G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can switch up to 20V, normally off, put between load and GND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mosfet diode</text:p>
          </table:table-cell>
          <table:table-cell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table:number-columns-repeated="6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Total On</text:p>
          </table:table-cell>
          <table:table-cell table:style-name="ce1" office:value-type="string" calcext:value-type="string">
            <text:p>Total Sleep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 table:formula="of:=SUM([.D2:.D11])" office:value-type="float" office:value="39.165" calcext:value-type="float">
            <text:p>39.165</text:p>
          </table:table-cell>
          <table:table-cell table:formula="of:=SUM([.E2:.E11])" office:value-type="float" office:value="0.0051" calcext:value-type="float">
            <text:p>0.0051</text:p>
          </table:table-cell>
          <table:table-cell table:number-columns-repeated="6"/>
          <table:table-cell table:style-name="ce4"/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Wake up per hour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string" calcext:value-type="string">
            <text:p>Sec ON per wake up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5">
          <table:table-cell table:style-name="ce1" office:value-type="string" calcext:value-type="string">
            <text:p>Duration ON per hour, in sec</text:p>
          </table:table-cell>
          <table:table-cell table:formula="of:=[.B17]*[.B16]" office:value-type="float" office:value="40" calcext:value-type="float">
            <text:p>40</text:p>
          </table:table-cell>
          <table:table-cell table:formula="of:=[.C17]*[.C16]" office:value-type="float" office:value="20" calcext:value-type="float">
            <text:p>20</text:p>
          </table:table-cell>
          <table:table-cell table:formula="of:=[.D17]*[.D16]" office:value-type="float" office:value="8" calcext:value-type="float">
            <text:p>8</text:p>
          </table:table-cell>
          <table:table-cell table:formula="of:=[.E17]*[.E16]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Average 1h consumption mA</text:p>
          </table:table-cell>
          <table:table-cell table:formula="of:=ROUND(([.B18]*[.$A$14] + (3600-[.B18])*[.$B$14])/3600; 2)" office:value-type="float" office:value="0.44" calcext:value-type="float">
            <text:p>0.44</text:p>
          </table:table-cell>
          <table:table-cell table:formula="of:=ROUND(([.C18]*[.$A$14] + (3600-[.C18])*[.$B$14])/3600; 2)" office:value-type="float" office:value="0.22" calcext:value-type="float">
            <text:p>0.22</text:p>
          </table:table-cell>
          <table:table-cell table:formula="of:=ROUND(([.D18]*[.$A$14] + (3600-[.D18])*[.$B$14])/3600; 2)" office:value-type="float" office:value="0.09" calcext:value-type="float">
            <text:p>0.09</text:p>
          </table:table-cell>
          <table:table-cell table:formula="of:=ROUND(([.E18]*[.$A$14] + (3600-[.E18])*[.$B$14])/3600; 2)" office:value-type="float" office:value="0.05" calcext:value-type="float">
            <text:p>0.05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Required mAh for 1 year</text:p>
          </table:table-cell>
          <table:table-cell table:formula="of:=365*24*[.B19]" office:value-type="float" office:value="3854.4" calcext:value-type="float">
            <text:p>3854.4</text:p>
          </table:table-cell>
          <table:table-cell table:formula="of:=365*24*[.C19]" office:value-type="float" office:value="1927.2" calcext:value-type="float">
            <text:p>1927.2</text:p>
          </table:table-cell>
          <table:table-cell table:formula="of:=365*24*[.D19]" office:value-type="float" office:value="788.4" calcext:value-type="float">
            <text:p>788.4</text:p>
          </table:table-cell>
          <table:table-cell table:formula="of:=365*24*[.E19]" office:value-type="float" office:value="438" calcext:value-type="float">
            <text:p>438</text:p>
          </table:table-cell>
          <table:table-cell office:value-type="string" calcext:value-type="string">
            <text:p>Look for lower input V reg, with 4 AA, ie 4.8V/3.6V/6V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Power for 1 year W</text:p>
          </table:table-cell>
          <table:table-cell table:formula="of:=ROUND([.B20]*3.3/1000; 1)" office:value-type="float" office:value="12.7" calcext:value-type="float">
            <text:p>12.7</text:p>
          </table:table-cell>
          <table:table-cell table:formula="of:=ROUND([.C20]*3.3/1000; 1)" office:value-type="float" office:value="6.4" calcext:value-type="float">
            <text:p>6.4</text:p>
          </table:table-cell>
          <table:table-cell table:formula="of:=ROUND([.D20]*3.3/1000; 1)" office:value-type="float" office:value="2.6" calcext:value-type="float">
            <text:p>2.6</text:p>
          </table:table-cell>
          <table:table-cell table:formula="of:=ROUND([.E20]*3.3/1000; 1)" office:value-type="float" office:value="1.4" calcext:value-type="float">
            <text:p>1.4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4:58:31.388711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2:58:44.445531652</meta:creation-date>
    <meta:generator>LibreOffice/6.4.7.2$Linux_X86_64 LibreOffice_project/40$Build-2</meta:generator>
    <dc:date>2022-07-31T15:03:28.805863852</dc:date>
    <meta:editing-duration>P3DT23H8M</meta:editing-duration>
    <meta:editing-cycles>46</meta:editing-cycles>
    <meta:document-statistic meta:table-count="1" meta:cell-count="77" meta:object-count="0"/>
  </office:meta>
</office:document-meta>
</file>